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terListIterator.previou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ilterListIterator.setListIterator( ListIterator ite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ListIterator.FilterListIterator( ListIterator iterator , Predicate predic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lterListIterator.setNextObjec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FilterListIterator.nex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ListIterator.add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ListIterator.clearNex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terListIterator.setPreviousObjec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FilterListIterator.getPredic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ListIterator.FilterListIterator( ListIterator ite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terListIterator.set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List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ListIterator.hasPreviou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lterListIterator.setPredicate( Predicate predic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ListIterator.clearPrevious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terListIterator.FilterListIterator( Predicate predic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terListIterator.n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ilterListIterator.previous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ListIterator.FilterList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ListIterator.has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lterListIterator.getList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